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Times1" svg:font-family="Times"/>
    <style:font-face style:name="FreeSans1" svg:font-family="FreeSans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666666" draw:marker-start="" draw:marker-start-width="0.221cm" draw:marker-end="" draw:marker-end-width="0.221cm" draw:stroke-linejoin="miter" svg:stroke-linecap="butt" draw:fill="none" fo:padding-top="0.039cm" fo:padding-bottom="0.039cm" fo:padding-left="0.039cm" fo:padding-right="0.039cm"/>
    </style:style>
    <style:style style:name="gr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237cm" fo:min-width="1.0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2.059cm" fo:min-width="2.11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237cm" fo:min-width="1.2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987cm" fo:min-width="1.11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106cm" svg:stroke-color="#666666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51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604cm" fo:min-width="5.24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666666" draw:marker-start="" draw:marker-start-width="0.203cm" draw:marker-end="" draw:marker-end-width="0.203cm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41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106cm" svg:stroke-color="#666666" draw:marker-start="" draw:marker-start-width="0.335cm" draw:marker-end="Rounded_20_large_20_Arrow" draw:marker-end-width="0.335cm" draw:stroke-linejoin="miter" svg:stroke-linecap="butt" draw:fill="none" fo:padding-top="0.053cm" fo:padding-bottom="0.053cm" fo:padding-left="0.053cm" fo:padding-right="0.053cm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2.3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3.19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4.57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.035cm" svg:stroke-color="#666666" draw:marker-start="" draw:marker-start-width="0.203cm" draw:marker-end="Rounded_20_large_20_Arrow" draw:marker-end-width="0.203cm" draw:stroke-linejoin="miter" svg:stroke-linecap="butt" draw:fill="non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237cm" fo:min-width="1.49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106cm" svg:stroke-color="#666666" draw:marker-start="" draw:marker-start-width="0.31cm" draw:marker-end="Rounded_20_large_20_Arrow" draw:marker-end-width="0.31cm" draw:stroke-linejoin="miter" svg:stroke-linecap="butt" draw:fill="none" fo:padding-top="0.053cm" fo:padding-bottom="0.053cm" fo:padding-left="0.053cm" fo:padding-right="0.053cm"/>
    </style:style>
    <style:style style:name="gr20" style:family="graphic" style:parent-style-name="standard">
      <style:graphic-properties draw:stroke="solid" svg:stroke-width="0.159cm" svg:stroke-color="#666666" draw:marker-start="" draw:marker-start-width="0.389cm" draw:marker-end="Rounded_20_large_20_Arrow" draw:marker-end-width="0.389cm" draw:stroke-linejoin="miter" svg:stroke-linecap="butt" draw:fill="none" fo:padding-top="0.079cm" fo:padding-bottom="0.079cm" fo:padding-left="0.079cm" fo:padding-right="0.079cm"/>
    </style:style>
    <style:style style:name="gr2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411cm" fo:min-width="1.01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style:font-name="Latin Modern Sans Demi Con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24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40pt" style:font-size-asian="32pt" style:font-size-complex="32pt"/>
    </style:style>
    <style:style style:name="P5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28pt" style:font-size-asian="28pt" style:font-size-complex="28pt"/>
    </style:style>
    <style:style style:name="P6" style:family="paragraph">
      <loext:graphic-properties draw:fill="none"/>
      <style:text-properties fo:color="#666666" loext:opacity="100%" style:font-name="Latin Modern Sans Demi Cond" fo:font-size="22pt"/>
    </style:style>
    <style:style style:name="P7" style:family="paragraph">
      <style:paragraph-properties fo:text-align="start" style:writing-mode="lr-tb"/>
      <style:text-properties fo:font-size="26pt"/>
    </style:style>
    <style:style style:name="P8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26pt" style:font-size-asian="16pt" style:font-size-complex="1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24pt" style:font-size-asian="22pt" style:font-size-complex="22pt"/>
    </style:style>
    <style:style style:name="P11" style:family="paragraph">
      <loext:graphic-properties draw:fill="none"/>
      <style:text-properties fo:color="#666666" loext:opacity="100%" style:font-name="Latin Modern Sans Demi Cond" fo:font-size="24pt"/>
    </style:style>
    <style:style style:name="P12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24pt" style:font-size-asian="16pt" style:font-size-complex="16pt"/>
    </style:style>
    <style:style style:name="P13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24pt" style:font-size-asian="24pt" style:font-size-complex="24pt"/>
    </style:style>
    <style:style style:name="P14" style:family="paragraph">
      <style:paragraph-properties fo:text-align="start" style:writing-mode="lr-tb"/>
      <style:text-properties fo:font-size="18pt"/>
    </style:style>
    <style:style style:name="P15" style:family="paragraph">
      <loext:graphic-properties draw:fill="none"/>
      <style:paragraph-properties fo:text-align="start" style:writing-mode="lr-tb"/>
      <style:text-properties fo:color="#666666" loext:opacity="100%" style:font-name="Latin Modern Sans Demi Cond" fo:font-size="18pt" style:font-size-asian="16pt" style:font-size-complex="16pt"/>
    </style:style>
    <style:style style:name="T1" style:family="text">
      <style:text-properties fo:color="#666666" loext:opacity="100%" style:font-name="Latin Modern Sans Demi Cond" fo:font-size="24pt" fo:font-weight="bold" style:font-size-asian="20pt" style:font-name-complex="Times1" style:font-size-complex="20pt" style:font-weight-complex="bold"/>
    </style:style>
    <style:style style:name="T2" style:family="text">
      <style:text-properties fo:color="#666666" loext:opacity="100%" style:font-name="Latin Modern Sans Demi Cond" fo:font-size="40pt" fo:font-weight="bold" style:font-size-asian="32pt" style:font-name-complex="Times1" style:font-size-complex="32pt" style:font-weight-complex="bold"/>
    </style:style>
    <style:style style:name="T3" style:family="text">
      <style:text-properties fo:color="#666666" loext:opacity="100%" style:font-name="Latin Modern Sans Demi Cond" fo:font-size="28pt" fo:font-weight="bold" style:font-size-asian="28pt" style:font-name-complex="Times1" style:font-size-complex="28pt" style:font-weight-complex="bold"/>
    </style:style>
    <style:style style:name="T4" style:family="text">
      <style:text-properties fo:color="#666666" loext:opacity="100%" style:text-position="33% 58%" style:font-name="Latin Modern Sans Demi Cond" fo:font-size="40pt" fo:font-weight="bold" style:font-size-asian="40pt" style:font-name-complex="Times1" style:font-size-complex="40pt" style:font-weight-complex="bold"/>
    </style:style>
    <style:style style:name="T5" style:family="text">
      <style:text-properties fo:color="#666666" loext:opacity="100%" style:font-name="Latin Modern Sans Demi Cond" fo:font-weight="bold" style:font-size-asian="16pt" style:font-name-complex="Times1" style:font-size-complex="16pt" style:font-weight-complex="bold"/>
    </style:style>
    <style:style style:name="T6" style:family="text">
      <style:text-properties fo:font-variant="normal" fo:text-transform="none" fo:color="#666666" loext:opacity="100%" style:text-outline="false" style:text-line-through-style="none" style:text-line-through-type="none" style:font-name="Latin Modern Sans Demi Cond" fo:font-size="24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Times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text-position="-33% 58%" style:font-name="Latin Modern Sans Demi Cond" fo:font-size="28pt" fo:font-style="normal" fo:text-shadow="none" style:text-underline-style="none" fo:font-weight="bold" style:letter-kerning="true" style:font-name-asian="Noto Sans CJK SC" style:font-size-asian="28pt" style:font-style-asian="normal" style:font-weight-asian="normal" style:font-name-complex="Times1" style:font-size-complex="2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666666" loext:opacity="100%" style:font-name="Latin Modern Sans Demi Cond" fo:font-size="24pt" fo:font-weight="bold" style:font-size-asian="16pt" style:font-name-complex="Times1" style:font-size-complex="16pt" style:font-weight-complex="bold"/>
    </style:style>
    <style:style style:name="T9" style:family="text">
      <style:text-properties fo:color="#666666" loext:opacity="100%" style:font-name="Latin Modern Sans Demi Cond" fo:font-size="24pt" fo:font-weight="bold" style:font-size-asian="24pt" style:font-name-complex="Times1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.009cm" svg:x2="6.199cm" svg:y2="1.009cm">
          <text:p/>
        </draw:line>
        <draw:frame draw:style-name="gr2" draw:text-style-name="P3" draw:layer="layout" svg:width="1.091cm" svg:height="1.237cm" svg:x="1.114cm" svg:y="2.221cm">
          <draw:text-box>
            <text:p text:style-name="P2"><text:span text:style-name="T1">83</text:span></text:p>
          </draw:text-box>
        </draw:frame>
        <draw:frame draw:style-name="gr3" draw:text-style-name="P4" draw:layer="layout" svg:width="2.119cm" svg:height="2.059cm" svg:x="1.95cm" svg:y="1.157cm">
          <draw:text-box>
            <text:p text:style-name="P2"><text:span text:style-name="T2">Bi</text:span></text:p>
          </draw:text-box>
        </draw:frame>
        <draw:frame draw:style-name="gr4" draw:text-style-name="P3" draw:layer="layout" svg:width="1.272cm" svg:height="1.237cm" svg:x="0.714cm" svg:y="0.822cm">
          <draw:text-box>
            <text:p text:style-name="P2"><text:span text:style-name="T1">207</text:span></text:p>
          </draw:text-box>
        </draw:frame>
        <draw:frame draw:style-name="gr5" draw:text-style-name="P5" draw:layer="layout" svg:width="1.314cm" svg:height="1.987cm" svg:x="6.4cm" svg:y="0.8cm">
          <draw:text-box>
            <text:p text:style-name="P2"><text:span text:style-name="T3">β</text:span><text:span text:style-name="T4">+</text:span></text:p>
          </draw:text-box>
        </draw:frame>
        <draw:g>
          <draw:line draw:style-name="gr6" draw:text-style-name="P6" draw:layer="layout" svg:x1="13.5cm" svg:y1="18.012cm" svg:x2="21.705cm" svg:y2="18cm">
            <text:p/>
          </draw:line>
          <draw:frame draw:style-name="gr7" draw:text-style-name="P8" draw:layer="layout" svg:width="2.512cm" svg:height="1.292cm" svg:x="16.088cm" svg:y="17.888cm">
            <draw:text-box>
              <text:p text:style-name="P7"><text:span text:style-name="T5">99.9%</text:span></text:p>
            </draw:text-box>
          </draw:frame>
          <draw:frame draw:style-name="gr8" draw:text-style-name="P10" draw:layer="layout" svg:width="5.243cm" svg:height="1.604cm" svg:x="22.192cm" svg:y="17.1cm">
            <draw:text-box>
              <text:p text:style-name="P9"><text:span text:style-name="T6">Q</text:span><text:span text:style-name="T7">β</text:span><text:span text:style-name="T6"> = 2397 keV</text:span></text:p>
            </draw:text-box>
          </draw:frame>
          <draw:g>
            <draw:frame draw:style-name="gr2" draw:text-style-name="P3" draw:layer="layout" svg:width="1.091cm" svg:height="1.237cm" svg:x="12.515cm" svg:y="19.321cm">
              <draw:text-box>
                <text:p text:style-name="P2"><text:span text:style-name="T1">82</text:span></text:p>
              </draw:text-box>
            </draw:frame>
            <draw:frame draw:style-name="gr3" draw:text-style-name="P4" draw:layer="layout" svg:width="2.119cm" svg:height="2.059cm" svg:x="13.351cm" svg:y="18.257cm">
              <draw:text-box>
                <text:p text:style-name="P2"><text:span text:style-name="T2">Pb</text:span></text:p>
              </draw:text-box>
            </draw:frame>
            <draw:frame draw:style-name="gr4" draw:text-style-name="P3" draw:layer="layout" svg:width="1.272cm" svg:height="1.237cm" svg:x="12.115cm" svg:y="17.922cm">
              <draw:text-box>
                <text:p text:style-name="P2"><text:span text:style-name="T1">207</text:span></text:p>
              </draw:text-box>
            </draw:frame>
          </draw:g>
        </draw:g>
        <draw:line draw:style-name="gr9" draw:text-style-name="P11" draw:layer="layout" svg:x1="6.2cm" svg:y1="13.9cm" svg:x2="6.2cm" svg:y2="1cm">
          <text:p/>
        </draw:line>
        <draw:g>
          <draw:line draw:style-name="gr9" draw:text-style-name="P11" draw:layer="layout" svg:x1="6.18cm" svg:y1="9.631cm" svg:x2="23.18cm" svg:y2="9.631cm">
            <text:p/>
          </draw:line>
          <draw:frame draw:style-name="gr10" draw:text-style-name="P12" draw:layer="layout" svg:width="2.415cm" svg:height="1.237cm" svg:x="6.285cm" svg:y="8.454cm">
            <draw:text-box>
              <text:p text:style-name="P2"><text:span text:style-name="T8">84.1%</text:span></text:p>
            </draw:text-box>
          </draw:frame>
          <draw:frame draw:style-name="gr11" draw:text-style-name="P13" draw:layer="layout" svg:width="1.9cm" svg:height="1.237cm" svg:x="21.3cm" svg:y="8.456cm">
            <draw:text-box>
              <text:p text:style-name="P2"><text:span text:style-name="T9">1633</text:span></text:p>
            </draw:text-box>
          </draw:frame>
          <draw:line draw:style-name="gr12" draw:text-style-name="P11" draw:layer="layout" svg:x1="8.7cm" svg:y1="9.65cm" svg:x2="9.3cm" svg:y2="9.65cm">
            <text:p/>
          </draw:line>
        </draw:g>
        <draw:g>
          <draw:line draw:style-name="gr9" draw:text-style-name="P11" draw:layer="layout" svg:x1="6.18cm" svg:y1="13.824cm" svg:x2="23.18cm" svg:y2="13.824cm">
            <text:p/>
          </draw:line>
          <draw:frame draw:style-name="gr13" draw:text-style-name="P12" draw:layer="layout" svg:width="2.38cm" svg:height="1.237cm" svg:x="6.29cm" svg:y="12.646cm">
            <draw:text-box>
              <text:p text:style-name="P2"><text:span text:style-name="T8">8.8%</text:span></text:p>
            </draw:text-box>
          </draw:frame>
          <draw:frame draw:style-name="gr14" draw:text-style-name="P12" draw:layer="layout" svg:width="1.209cm" svg:height="1.237cm" svg:x="21.7cm" svg:y="12.649cm">
            <draw:text-box>
              <text:p text:style-name="P2"><text:span text:style-name="T8">570</text:span></text:p>
            </draw:text-box>
          </draw:frame>
          <draw:line draw:style-name="gr12" draw:text-style-name="P11" draw:layer="layout" svg:x1="8.666cm" svg:y1="13.85cm" svg:x2="9.266cm" svg:y2="13.85cm">
            <text:p/>
          </draw:line>
        </draw:g>
        <draw:g>
          <draw:line draw:style-name="gr9" draw:text-style-name="P11" draw:layer="layout" svg:x1="6.181cm" svg:y1="5.331cm" svg:x2="23.181cm" svg:y2="5.331cm">
            <text:p/>
          </draw:line>
          <draw:line draw:style-name="gr12" draw:text-style-name="P11" draw:layer="layout" svg:x1="8.701cm" svg:y1="5.35cm" svg:x2="9.301cm" svg:y2="5.35cm">
            <text:p/>
          </draw:line>
          <draw:frame draw:style-name="gr10" draw:text-style-name="P12" draw:layer="layout" svg:width="2.415cm" svg:height="1.237cm" svg:x="6.286cm" svg:y="4.154cm">
            <draw:text-box>
              <text:p text:style-name="P2"><text:span text:style-name="T8">7.03%</text:span></text:p>
            </draw:text-box>
          </draw:frame>
          <draw:frame draw:style-name="gr15" draw:text-style-name="P13" draw:layer="layout" svg:width="3.199cm" svg:height="1.237cm" svg:x="20.601cm" svg:y="4.156cm">
            <draw:text-box>
              <text:p text:style-name="P2"><text:span text:style-name="T9">2340 keV</text:span></text:p>
            </draw:text-box>
          </draw:frame>
        </draw:g>
        <draw:frame draw:style-name="gr16" draw:text-style-name="P12" draw:layer="layout" svg:width="4.579cm" svg:height="1.237cm" svg:x="1.887cm" svg:y="-0.245cm">
          <draw:text-box>
            <text:p text:style-name="P2"><text:span text:style-name="T8"><text:tab/></text:span><text:span text:style-name="T8">32.9 y</text:span></text:p>
          </draw:text-box>
        </draw:frame>
        <draw:line draw:style-name="gr17" draw:text-style-name="P6" draw:layer="layout" svg:x1="10.8cm" svg:y1="5.3cm" svg:x2="10.9cm" svg:y2="13.8cm">
          <text:p/>
        </draw:line>
        <draw:frame draw:style-name="gr18" draw:text-style-name="P12" draw:layer="layout" svg:width="1.611cm" svg:height="1.237cm" draw:transform="rotate (1.5707963267949) translate (9.5cm 7.9cm)">
          <draw:text-box>
            <text:p text:style-name="P2"><text:span text:style-name="T8">1770</text:span></text:p>
          </draw:text-box>
        </draw:frame>
        <draw:line draw:style-name="gr19" draw:text-style-name="P6" draw:layer="layout" svg:x1="13.9cm" svg:y1="9.6cm" svg:x2="13.9cm" svg:y2="13.8cm">
          <text:p/>
        </draw:line>
        <draw:line draw:style-name="gr20" draw:text-style-name="P6" draw:layer="layout" svg:x1="17cm" svg:y1="13.8cm" svg:x2="17cm" svg:y2="18cm">
          <text:p/>
        </draw:line>
        <draw:frame draw:style-name="gr21" draw:text-style-name="P15" draw:layer="layout" svg:width="1.632cm" svg:height="0.894cm" svg:x="10.188cm" svg:y="13.789cm">
          <draw:text-box>
            <text:p text:style-name="P14"><text:span text:style-name="T5">6.87%</text:span></text:p>
          </draw:text-box>
        </draw:frame>
        <draw:frame draw:style-name="gr7" draw:text-style-name="P12" draw:layer="layout" svg:width="2.512cm" svg:height="1.237cm" svg:x="12.988cm" svg:y="13.69cm">
          <draw:text-box>
            <text:p text:style-name="P2"><text:span text:style-name="T8">84.1%</text:span></text:p>
          </draw:text-box>
        </draw:frame>
        <draw:frame draw:style-name="gr18" draw:text-style-name="P12" draw:layer="layout" svg:width="1.611cm" svg:height="1.237cm" draw:transform="rotate (1.5707963267949) translate (12.601cm 12.401cm)">
          <draw:text-box>
            <text:p text:style-name="P2"><text:span text:style-name="T8">1064</text:span></text:p>
          </draw:text-box>
        </draw:frame>
        <draw:frame draw:style-name="gr18" draw:text-style-name="P12" draw:layer="layout" svg:width="1.498cm" svg:height="1.237cm" draw:transform="rotate (1.5707963267949) translate (15.702cm 16.602cm)">
          <draw:text-box>
            <text:p text:style-name="P2"><text:span text:style-name="T8">57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Times1" svg:font-family="Times"/>
    <style:font-face style:name="FreeSans1" svg:font-family="FreeSans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0.702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14T13:58:50.266197358</meta:creation-date>
    <dc:date>2020-10-12T13:14:32.208722703</dc:date>
    <meta:editing-duration>PT1H31M8S</meta:editing-duration>
    <meta:editing-cycles>45</meta:editing-cycles>
    <meta:generator>LibreOffice/7.0.2.2$Linux_X86_64 LibreOffice_project/00$Build-2</meta:generator>
    <meta:document-statistic meta:object-count="38"/>
  </office:meta>
</office:document-meta>
</file>